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9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cendios-cantidad-causas-provinci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endios-cantidad-causas-provincia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total_incendios</text:p>
          </table:table-cell>
          <table:table-cell table:style-name="ce1" office:value-type="string" calcext:value-type="string">
            <text:p>incendio_neglgencia</text:p>
          </table:table-cell>
          <table:table-cell table:style-name="ce1" office:value-type="string" calcext:value-type="string">
            <text:p>incendio_intencional</text:p>
          </table:table-cell>
          <table:table-cell table:style-name="ce1" office:value-type="string" calcext:value-type="string">
            <text:p>incendio_natural</text:p>
          </table:table-cell>
          <table:table-cell table:style-name="ce1" office:value-type="string" calcext:value-type="string">
            <text:p>incendio_desconocida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Buenos Aires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Catamarc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Chaco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Jujuy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La Rioj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Mendoz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Misiones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Río Negro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alt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an Juan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an Luis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anta Cruz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anta F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antiago del Ester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Buenos Aires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Catamarc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Chaco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Jujuy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Mendoz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Misiones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Salt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San Juan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Santa F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Santiago del Estero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Catamarc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Chaco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Córdoba</text:p>
          </table:table-cell>
          <table:table-cell table:number-columns-repeated="2" table:style-name="ce1" office:value-type="float" office:value="2441" calcext:value-type="float">
            <text:p>24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Entre Ríos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Jujuy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Mendoza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Misiones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San Juan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Santiago del Estero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Tierra del Fuego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732" calcext:value-type="float">
            <text:p>17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62" calcext:value-type="float">
            <text:p>16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Misiones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Salta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Santiago del Ester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Tierra del Fuego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508" calcext:value-type="float">
            <text:p>150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44" calcext:value-type="float">
            <text:p>644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Santiago del Estero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5007" calcext:value-type="float">
            <text:p>5007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La Rioj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Santiago del Estero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4645" calcext:value-type="float">
            <text:p>4645</text:p>
          </table:table-cell>
          <table:table-cell table:style-name="ce1" office:value-type="float" office:value="1874" calcext:value-type="float">
            <text:p>1874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682" calcext:value-type="float">
            <text:p>1682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3503" calcext:value-type="float">
            <text:p>3503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181" calcext:value-type="float">
            <text:p>2181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24" calcext:value-type="float">
            <text:p>1124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11" calcext:value-type="float">
            <text:p>911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819" calcext:value-type="float">
            <text:p>819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4855" calcext:value-type="float">
            <text:p>4855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204" calcext:value-type="float">
            <text:p>3204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82" calcext:value-type="float">
            <text:p>1282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7" calcext:value-type="float">
            <text:p>397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4998" calcext:value-type="float">
            <text:p>4998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629" calcext:value-type="float">
            <text:p>3629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2848" calcext:value-type="float">
            <text:p>2848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53" calcext:value-type="float">
            <text:p>1053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Tierra del Fuego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549" calcext:value-type="float">
            <text:p>3549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2528" calcext:value-type="float">
            <text:p>252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87" calcext:value-type="float">
            <text:p>1987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662" calcext:value-type="float">
            <text:p>166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1" calcext:value-type="float">
            <text:p>721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1" calcext:value-type="float">
            <text:p>381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Tierra del Fuego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8407" calcext:value-type="float">
            <text:p>8407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6196" calcext:value-type="float">
            <text:p>6196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3" calcext:value-type="float">
            <text:p>433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54" calcext:value-type="float">
            <text:p>1754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656" calcext:value-type="float">
            <text:p>2656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69" calcext:value-type="float">
            <text:p>1369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3" calcext:value-type="float">
            <text:p>523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6" calcext:value-type="float">
            <text:p>666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5345" calcext:value-type="float">
            <text:p>5345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300" calcext:value-type="float">
            <text:p>430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Misiones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0321" calcext:value-type="float">
            <text:p>10321</text:p>
          </table:table-cell>
          <table:table-cell table:style-name="ce1" office:value-type="float" office:value="1377" calcext:value-type="float">
            <text:p>1377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7530" calcext:value-type="float">
            <text:p>753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18" calcext:value-type="float">
            <text:p>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2987" calcext:value-type="float">
            <text:p>2987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445" calcext:value-type="float">
            <text:p>2445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Formosa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726" calcext:value-type="float">
            <text:p>1726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38" calcext:value-type="float">
            <text:p>1338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4" calcext:value-type="float">
            <text:p>674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7" calcext:value-type="float">
            <text:p>917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658" calcext:value-type="float">
            <text:p>165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Formosa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12" calcext:value-type="float">
            <text:p>312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3" calcext:value-type="float">
            <text:p>473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Formosa</text:p>
          </table:table-cell>
          <table:table-cell table:number-columns-repeated="2" table:style-name="ce1" office:value-type="float" office:value="326" calcext:value-type="float">
            <text:p>3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2788" calcext:value-type="float">
            <text:p>278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636" calcext:value-type="float">
            <text:p>2636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445" calcext:value-type="float">
            <text:p>44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45" calcext:value-type="float">
            <text:p>445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236" calcext:value-type="float">
            <text:p>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2802" calcext:value-type="float">
            <text:p>280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15" calcext:value-type="float">
            <text:p>2515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7" calcext:value-type="float">
            <text:p>287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2142" calcext:value-type="float">
            <text:p>21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89" calcext:value-type="float">
            <text:p>1989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645" calcext:value-type="float">
            <text:p>6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1" calcext:value-type="float">
            <text:p>421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nta Cruz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Tierra del Fuego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695" calcext:value-type="float">
            <text:p>269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Chaco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2" calcext:value-type="float">
            <text:p>852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Neuquén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Parques Nacionales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Salta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San Juan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Santa Fe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Tucumán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Catamar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Chubut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Ciudad Autónoma de Buenos Air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Entre Río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Jujuy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La Pamp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La Rioja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Mendoz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Mision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Parques Nacional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Río Negro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Santa Fé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Tierra del Fueg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2" table:number-rows-repeated="10479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cendios-cantidad-causas-provincia" style:display-name="PageStyle_incendios-cantidad-causas-provinc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75" meta:object-count="0"/>
    <meta:generator>LibreOfficeDev/6.0.5.2$Linux_X86_64 LibreOffice_project/</meta:generator>
  </office:meta>
</office:document-meta>
</file>